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5458" officeooo:paragraph-rsid="00195458"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95458" officeooo:paragraph-rsid="0019545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e1f83" officeooo:paragraph-rsid="001e1f83"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95458" officeooo:paragraph-rsid="001f8b7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5458" officeooo:paragraph-rsid="002183c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95458" officeooo:paragraph-rsid="0022b6e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95458" officeooo:paragraph-rsid="0024cea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60485" officeooo:paragraph-rsid="0026048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5458" officeooo:paragraph-rsid="0028324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95458" officeooo:paragraph-rsid="002d40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5458" officeooo:paragraph-rsid="002dd7ea"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5458" officeooo:paragraph-rsid="002fbc2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95458" officeooo:paragraph-rsid="003039d6"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95458" officeooo:paragraph-rsid="00319a86"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95458" officeooo:paragraph-rsid="0033f0e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95458" officeooo:paragraph-rsid="0036df19"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officeooo:paragraph-rsid="0036df19"/>
    </style:style>
    <style:style style:name="P18" style:family="paragraph" style:parent-style-name="Standard">
      <style:paragraph-properties fo:text-align="start" style:justify-single-word="false"/>
      <style:text-properties fo:font-size="14pt" fo:font-weight="normal" officeooo:rsid="00195458" officeooo:paragraph-rsid="003aef76"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officeooo:paragraph-rsid="003aef76"/>
    </style:style>
    <style:style style:name="P20" style:family="paragraph" style:parent-style-name="Standard">
      <style:paragraph-properties fo:text-align="start" style:justify-single-word="false"/>
      <style:text-properties fo:font-size="14pt" fo:font-weight="normal" officeooo:rsid="00195458" officeooo:paragraph-rsid="003bc48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officeooo:paragraph-rsid="003bc48a"/>
    </style:style>
    <style:style style:name="P22" style:family="paragraph" style:parent-style-name="Standard">
      <style:paragraph-properties fo:text-align="start" style:justify-single-word="false"/>
      <style:text-properties fo:font-size="14pt" fo:font-weight="normal" officeooo:rsid="00195458" officeooo:paragraph-rsid="0041274a"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officeooo:paragraph-rsid="0041274a"/>
    </style:style>
    <style:style style:name="P24" style:family="paragraph" style:parent-style-name="Standard">
      <style:paragraph-properties fo:text-align="start" style:justify-single-word="false"/>
      <style:text-properties officeooo:paragraph-rsid="0042a9d6"/>
    </style:style>
    <style:style style:name="P25" style:family="paragraph" style:parent-style-name="Standard">
      <style:paragraph-properties fo:text-align="start" style:justify-single-word="false"/>
      <style:text-properties fo:font-size="14pt" fo:font-weight="normal" officeooo:rsid="00446522" officeooo:paragraph-rsid="0042a9d6"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195458" officeooo:paragraph-rsid="0045106d"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officeooo:paragraph-rsid="0045106d"/>
    </style:style>
    <style:style style:name="P28" style:family="paragraph" style:parent-style-name="Standard">
      <style:paragraph-properties fo:text-align="start" style:justify-single-word="false"/>
      <style:text-properties fo:font-size="14pt" officeooo:paragraph-rsid="0045106d" style:font-size-asian="14pt" style:font-size-complex="14pt"/>
    </style:style>
    <style:style style:name="P29" style:family="paragraph" style:parent-style-name="Standard">
      <style:paragraph-properties fo:text-align="start" style:justify-single-word="false"/>
      <style:text-properties fo:font-size="14pt" fo:font-weight="normal" officeooo:rsid="00195458" officeooo:paragraph-rsid="00510f6f"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officeooo:paragraph-rsid="00510f6f"/>
    </style:style>
    <style:style style:name="P31" style:family="paragraph" style:parent-style-name="Standard">
      <style:paragraph-properties fo:text-align="start" style:justify-single-word="false"/>
      <style:text-properties fo:font-size="14pt" officeooo:paragraph-rsid="00510f6f" style:font-size-asian="14pt" style:font-size-complex="14pt"/>
    </style:style>
    <style:style style:name="P32" style:family="paragraph" style:parent-style-name="Standard">
      <style:paragraph-properties fo:text-align="start" style:justify-single-word="false"/>
      <style:text-properties fo:font-size="14pt" fo:font-weight="normal" officeooo:rsid="00195458" officeooo:paragraph-rsid="0058e078"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officeooo:paragraph-rsid="0058e078"/>
    </style:style>
    <style:style style:name="P34" style:family="paragraph" style:parent-style-name="Standard">
      <style:paragraph-properties fo:text-align="start" style:justify-single-word="false"/>
      <style:text-properties fo:font-size="14pt" officeooo:paragraph-rsid="0058e078" style:font-size-asian="14pt" style:font-size-complex="14pt"/>
    </style:style>
    <style:style style:name="P35" style:family="paragraph" style:parent-style-name="Standard">
      <style:paragraph-properties fo:text-align="start" style:justify-single-word="false"/>
      <style:text-properties fo:font-size="14pt" fo:font-weight="normal" officeooo:rsid="00260485" officeooo:paragraph-rsid="0028324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f8b71" style:font-weight-asian="bold" style:font-weight-complex="bold"/>
    </style:style>
    <style:style style:name="T3" style:family="text">
      <style:text-properties officeooo:rsid="001e9561"/>
    </style:style>
    <style:style style:name="T4" style:family="text">
      <style:text-properties officeooo:rsid="001c39e6"/>
    </style:style>
    <style:style style:name="T5" style:family="text">
      <style:text-properties officeooo:rsid="001f8b71"/>
    </style:style>
    <style:style style:name="T6" style:family="text">
      <style:text-properties officeooo:rsid="001ffc85"/>
    </style:style>
    <style:style style:name="T7" style:family="text">
      <style:text-properties officeooo:rsid="002183c6"/>
    </style:style>
    <style:style style:name="T8" style:family="text">
      <style:text-properties officeooo:rsid="002315a8"/>
    </style:style>
    <style:style style:name="T9" style:family="text">
      <style:text-properties officeooo:rsid="0024cea7"/>
    </style:style>
    <style:style style:name="T10" style:family="text">
      <style:text-properties officeooo:rsid="00260485"/>
    </style:style>
    <style:style style:name="T11" style:family="text">
      <style:text-properties officeooo:rsid="0029f67e"/>
    </style:style>
    <style:style style:name="T12" style:family="text">
      <style:text-properties officeooo:rsid="002ad518"/>
    </style:style>
    <style:style style:name="T13" style:family="text">
      <style:text-properties officeooo:rsid="002bfcfd"/>
    </style:style>
    <style:style style:name="T14" style:family="text">
      <style:text-properties officeooo:rsid="002d4096"/>
    </style:style>
    <style:style style:name="T15" style:family="text">
      <style:text-properties officeooo:rsid="002db7de"/>
    </style:style>
    <style:style style:name="T16" style:family="text">
      <style:text-properties officeooo:rsid="002dd7ea"/>
    </style:style>
    <style:style style:name="T17" style:family="text">
      <style:text-properties officeooo:rsid="002fbc2c"/>
    </style:style>
    <style:style style:name="T18" style:family="text">
      <style:text-properties officeooo:rsid="003003ab"/>
    </style:style>
    <style:style style:name="T19" style:family="text">
      <style:text-properties officeooo:rsid="003039d6"/>
    </style:style>
    <style:style style:name="T20" style:family="text">
      <style:text-properties officeooo:rsid="0031659c"/>
    </style:style>
    <style:style style:name="T21" style:family="text">
      <style:text-properties officeooo:rsid="00319a86"/>
    </style:style>
    <style:style style:name="T22" style:family="text">
      <style:text-properties officeooo:rsid="0033f0e2"/>
    </style:style>
    <style:style style:name="T23" style:family="text">
      <style:text-properties officeooo:rsid="0036dc2b"/>
    </style:style>
    <style:style style:name="T24" style:family="text">
      <style:text-properties officeooo:rsid="0036df19"/>
    </style:style>
    <style:style style:name="T25" style:family="text">
      <style:text-properties fo:font-size="14pt" fo:font-weight="bold" officeooo:rsid="00195458" style:font-size-asian="14pt" style:font-weight-asian="bold" style:font-size-complex="14pt" style:font-weight-complex="bold"/>
    </style:style>
    <style:style style:name="T26" style:family="text">
      <style:text-properties fo:font-size="14pt" fo:font-weight="normal" officeooo:rsid="00195458" style:font-size-asian="14pt" style:font-weight-asian="normal" style:font-size-complex="14pt" style:font-weight-complex="normal"/>
    </style:style>
    <style:style style:name="T27" style:family="text">
      <style:text-properties fo:font-size="14pt" style:font-size-asian="14pt" style:font-size-complex="14pt"/>
    </style:style>
    <style:style style:name="T28" style:family="text">
      <style:text-properties officeooo:rsid="003f29a8"/>
    </style:style>
    <style:style style:name="T29" style:family="text">
      <style:text-properties officeooo:rsid="003a0ab2"/>
    </style:style>
    <style:style style:name="T30" style:family="text">
      <style:text-properties officeooo:rsid="003aef76"/>
    </style:style>
    <style:style style:name="T31" style:family="text">
      <style:text-properties fo:font-size="14pt" officeooo:rsid="003bc48a" style:font-size-asian="14pt" style:font-size-complex="14pt"/>
    </style:style>
    <style:style style:name="T32" style:family="text">
      <style:text-properties officeooo:rsid="003bc48a"/>
    </style:style>
    <style:style style:name="T33" style:family="text">
      <style:text-properties officeooo:rsid="003d7b8c"/>
    </style:style>
    <style:style style:name="T34" style:family="text">
      <style:text-properties officeooo:rsid="0041274a"/>
    </style:style>
    <style:style style:name="T35" style:family="text">
      <style:text-properties fo:font-size="14pt" fo:font-weight="normal" officeooo:rsid="0041274a" style:font-size-asian="14pt" style:font-weight-asian="normal" style:font-size-complex="14pt" style:font-weight-complex="normal"/>
    </style:style>
    <style:style style:name="T36" style:family="text">
      <style:text-properties officeooo:rsid="0042a9d6"/>
    </style:style>
    <style:style style:name="T37" style:family="text">
      <style:text-properties officeooo:rsid="0043d4ab"/>
    </style:style>
    <style:style style:name="T38" style:family="text">
      <style:text-properties fo:font-size="14pt" officeooo:rsid="0042a9d6" style:font-size-asian="14pt" style:font-size-complex="14pt"/>
    </style:style>
    <style:style style:name="T39" style:family="text">
      <style:text-properties fo:font-size="14pt" fo:font-weight="normal" officeooo:rsid="003d7b8c" style:font-size-asian="14pt" style:font-weight-asian="normal" style:font-size-complex="14pt" style:font-weight-complex="normal"/>
    </style:style>
    <style:style style:name="T40" style:family="text">
      <style:text-properties fo:font-size="14pt" fo:font-weight="normal" officeooo:rsid="003a0ab2" style:font-size-asian="14pt" style:font-weight-asian="normal" style:font-size-complex="14pt" style:font-weight-complex="normal"/>
    </style:style>
    <style:style style:name="T41" style:family="text">
      <style:text-properties fo:font-size="14pt" fo:font-weight="normal" officeooo:rsid="003bc48a" style:font-size-asian="14pt" style:font-weight-asian="normal" style:font-size-complex="14pt" style:font-weight-complex="normal"/>
    </style:style>
    <style:style style:name="T42" style:family="text">
      <style:text-properties fo:font-size="14pt" fo:font-weight="normal" officeooo:rsid="0042a9d6" style:font-size-asian="14pt" style:font-weight-asian="normal" style:font-size-complex="14pt" style:font-weight-complex="normal"/>
    </style:style>
    <style:style style:name="T43" style:family="text">
      <style:text-properties fo:font-size="14pt" fo:font-weight="normal" officeooo:rsid="00446522" style:font-size-asian="14pt" style:font-weight-asian="normal" style:font-size-complex="14pt" style:font-weight-complex="normal"/>
    </style:style>
    <style:style style:name="T44" style:family="text">
      <style:text-properties officeooo:rsid="0045106d"/>
    </style:style>
    <style:style style:name="T45" style:family="text">
      <style:text-properties fo:font-size="14pt" fo:font-weight="normal" officeooo:rsid="0045106d" style:font-size-asian="14pt" style:font-weight-asian="normal" style:font-size-complex="14pt" style:font-weight-complex="normal"/>
    </style:style>
    <style:style style:name="T46" style:family="text">
      <style:text-properties fo:font-size="14pt" fo:font-weight="normal" officeooo:rsid="0046d110" style:font-size-asian="14pt" style:font-weight-asian="normal" style:font-size-complex="14pt" style:font-weight-complex="normal"/>
    </style:style>
    <style:style style:name="T47" style:family="text">
      <style:text-properties officeooo:rsid="0046547e"/>
    </style:style>
    <style:style style:name="T48" style:family="text">
      <style:text-properties officeooo:rsid="00195458"/>
    </style:style>
    <style:style style:name="T49" style:family="text">
      <style:text-properties officeooo:rsid="005237bd"/>
    </style:style>
    <style:style style:name="T50" style:family="text">
      <style:text-properties officeooo:rsid="005374b4"/>
    </style:style>
    <style:style style:name="T51" style:family="text">
      <style:text-properties fo:font-size="14pt" fo:font-weight="normal" officeooo:rsid="00548f5f" style:font-size-asian="14pt" style:font-weight-asian="normal" style:font-size-complex="14pt" style:font-weight-complex="normal"/>
    </style:style>
    <style:style style:name="T52" style:family="text">
      <style:text-properties officeooo:rsid="00569630"/>
    </style:style>
    <style:style style:name="T53" style:family="text">
      <style:text-properties officeooo:rsid="00548f5f"/>
    </style:style>
    <style:style style:name="T54" style:family="text">
      <style:text-properties officeooo:rsid="0058e078"/>
    </style:style>
    <style:style style:name="T55" style:family="text">
      <style:text-properties officeooo:rsid="00598af1"/>
    </style:style>
    <style:style style:name="T56" style:family="text">
      <style:text-properties officeooo:rsid="0059b4ab"/>
    </style:style>
    <style:style style:name="T57" style:family="text">
      <style:text-properties officeooo:rsid="005c5dd0"/>
    </style:style>
    <style:style style:name="T58" style:family="text">
      <style:text-properties officeooo:rsid="005b5d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vénements</text:p>
      <text:p text:style-name="P1"/>
      <text:p text:style-name="P2"><text:span text:style-name="T1">Issue </text:span><text:span text:style-name="T2">spéciale</text:span> : connaître le tour de l’attaque</text:p>
      <text:p text:style-name="P2"><text:span text:style-name="T1">PNJ</text:span> : Éclaireur</text:p>
      <text:p text:style-name="P2"><text:span text:style-name="T1">Texte</text:span> : <text:span text:style-name="T3">Messire, les nouvelles sont alarmantes ! L’ennemi n’est plus très loin !</text:span></text:p>
      <text:p text:style-name="P2"><text:span text:style-name="T1">Choix/ Effets</text:span> : -État d’urgence ! / Nourriture – 2 , Bonheur – 1, <text:s/>Armée + 1</text:p>
      <text:p text:style-name="P2">-Faites des provisions ! / Nourriture + 1 , Bonheur + <text:span text:style-name="T4">1</text:span></text:p>
      <text:p text:style-name="P3">=&gt; Tour de l’attaque connu</text:p>
      <text:p text:style-name="P3"/>
      <text:p text:style-name="P4"><text:span text:style-name="T1">Issue s</text:span><text:span text:style-name="T2">péciale</text:span> : <text:span text:style-name="T5">nul</text:span></text:p>
      <text:p text:style-name="P4"><text:span text:style-name="T1">PNJ</text:span> : <text:span text:style-name="T6">Noble</text:span></text:p>
      <text:p text:style-name="P4"><text:span text:style-name="T1">Texte</text:span> : <text:span text:style-name="T6">A temps désespérés, mesures désespérées ! Si le peuple est décimé par l’invasion, il apparaît logique que son gouvernement lui survive. Prenons dans les réserves de quoi nous sustenter dans ces temps de crise.</text:span></text:p>
      <text:p text:style-name="P4"><text:span text:style-name="T1">Choix/ Effets</text:span> : -<text:span text:style-name="T6">Ma foi ce n’est que de la piétaille… Nourriture -3 / Bonheur -2 / Armee + 3 / Argent +2</text:span></text:p>
      <text:p text:style-name="P4">-<text:span text:style-name="T6">Qu’est-ce qu’un roi sans sujet !? Jamais ! <text:s/>Bonheur +1 / Armee -1 / Argent -2</text:span></text:p>
      <text:p text:style-name="P4"/>
      <text:p text:style-name="P5"><text:span text:style-name="T1">Issue s</text:span><text:span text:style-name="T2">péciale</text:span> : <text:span text:style-name="T5">nul</text:span></text:p>
      <text:p text:style-name="P5"><text:span text:style-name="T1">PNJ</text:span> : <text:span text:style-name="T6">Noble</text:span></text:p>
      <text:p text:style-name="P5"><text:span text:style-name="T1">Texte</text:span> : <text:span text:style-name="T7">Il nous faut plus d’hommes dans cet Ost de fainéant ! Piochons dans les forces du guet municipal ! Les rues sont sûres ils ne manqueront à personne.</text:span></text:p>
      <text:p text:style-name="P5"><text:span text:style-name="T1">Choix/ Effets</text:span> : -<text:span text:style-name="T7">Espérons qu’il n’arrive rien aux petites gens… </text:span><text:span text:style-name="T6"><text:s text:c="2"/>Bonheur -2 / Armee + 3 </text:span></text:p>
      <text:p text:style-name="P5">-<text:span text:style-name="T7">Et pourquoi pas vider les rues de nos gardes tant qu’on y est !? Non !</text:span><text:span text:style-name="T6"> <text:s/>Bonheur +1 </text:span></text:p>
      <text:p text:style-name="P5"/>
      <text:p text:style-name="P6"><text:span text:style-name="T1">Issue s</text:span><text:span text:style-name="T2">péciale</text:span> : <text:span text:style-name="T5">nul</text:span></text:p>
      <text:p text:style-name="P6"><text:span text:style-name="T1">PNJ</text:span> : <text:span text:style-name="T6">Noble</text:span></text:p>
      <text:p text:style-name="P6"><text:span text:style-name="T1">Texte</text:span> : <text:span text:style-name="T8">Messire, entre les famines, les récoltes désatreuses et les menaces existentielles de type outre-mondesque, le peuple est quelque peu moribond. Organisons une grande célébration pour le distraire des vrais prob… Heu ! Je veux dire pour alléger le fardeau de ces pauvres hères.</text:span></text:p>
      <text:p text:style-name="P6"><text:span text:style-name="T1">Choix/ Effets</text:span> : -<text:span text:style-name="T8">Du pain et des jeux !</text:span><text:span text:style-name="T7"> </text:span><text:span text:style-name="T6"><text:s text:c="2"/>Bonheur +</text:span><text:span text:style-name="T8">3</text:span><text:span text:style-name="T6"> / Ar</text:span><text:span text:style-name="T8">gent</text:span><text:span text:style-name="T6"> -</text:span><text:span text:style-name="T8">3</text:span></text:p>
      <text:p text:style-name="P6">-<text:span text:style-name="T8">C’est mon compte offshore qui est moribond oui ! A la diète les gueux !</text:span><text:span text:style-name="T6"> <text:s/>Bonheur -</text:span><text:span text:style-name="T8">1 / Argent +2</text:span></text:p>
      <text:p text:style-name="P6"/>
      <text:p text:style-name="P7"><text:span text:style-name="T1">Issue s</text:span><text:span text:style-name="T2">péciale</text:span> : <text:span text:style-name="T9">recul ou avancée de l’invasion</text:span></text:p>
      <text:p text:style-name="P7"><text:span text:style-name="T1">PNJ</text:span> : <text:span text:style-name="T9">Eclaireur</text:span></text:p>
      <text:p text:style-name="P7"><text:span text:style-name="T1">Texte</text:span> : <text:span text:style-name="T8">Messire, </text:span><text:span text:style-name="T9">nous avons reperé le campement de l’armée de l’outre-monde. Ces chiens ont montés un campement pour piller nos campagnes! Profitons de leur repos, alors qu’ils se seront enivrés de leur prétendue victoire pour mener une attaque surprise ! Bien sûr cela veut dire laisser nos campagnes à leurs merci...</text:span></text:p>
      <text:p text:style-name="P7"><text:span text:style-name="T1">Choix/ Effets</text:span> : -<text:span text:style-name="T10">Et qu’ils s’emparent de MON pain ? Non, envoyez des troupes TOUT DE SUITE !</text:span><text:span text:style-name="T7"> </text:span><text:span text:style-name="T6"><text:s text:c="2"/>Bonheur +</text:span><text:span text:style-name="T8">3</text:span><text:span text:style-name="T6"> / N</text:span><text:span text:style-name="T10">ourriture + 2 / Armée -2</text:span></text:p>
      <text:p text:style-name="P8"><text:soft-page-break/>=&gt; l’invasion est retardée d’1 jour</text:p>
      <text:p text:style-name="P7">-<text:span text:style-name="T10">Aussi fourbe qu’ingénieux ! J’aime ce style.</text:span><text:span text:style-name="T6"> <text:s/>Bonheur -</text:span><text:span text:style-name="T10">2</text:span><text:span text:style-name="T8"> / </text:span><text:span text:style-name="T10">Nourriture -</text:span><text:span text:style-name="T8">2 / </text:span><text:span text:style-name="T10">Armée + 3</text:span></text:p>
      <text:p text:style-name="P8">=&gt; l’invasion est retardée d’1 jour</text:p>
      <text:p text:style-name="P8"/>
      <text:p text:style-name="P9"><text:span text:style-name="T1">Issue s</text:span><text:span text:style-name="T2">péciale</text:span> : <text:span text:style-name="T11">nul</text:span></text:p>
      <text:p text:style-name="P9"><text:span text:style-name="T1">PNJ</text:span> : <text:span text:style-name="T11">Juge</text:span></text:p>
      <text:p text:style-name="P9"><text:span text:style-name="T1">Texte</text:span> : <text:span text:style-name="T12">Les rues seraient presque tranquille la nuit si on faisait abstraction de cette jeunesse aussi insouciante que bruyante. Pourquoi ne se contentent ils pas de névroser gentiment dans leur coin en attendant la horde d’outre-monde ? Je pense qu’un couvre-feu devrait rétablir un peu d’ordre.</text:span></text:p>
      <text:p text:style-name="P9"><text:span text:style-name="T1">Choix/ Effets</text:span> : -<text:span text:style-name="T12">Comment ? Des jeunes ? Est-ce que je suis à jour de mon vaccin ?</text:span><text:span text:style-name="T7"> </text:span><text:span text:style-name="T6"><text:s text:c="2"/>Bonheur -</text:span><text:span text:style-name="T12">1</text:span><text:span text:style-name="T6"> </text:span><text:span text:style-name="T10"><text:s/>/ Armée </text:span><text:span text:style-name="T12">+</text:span><text:span text:style-name="T13">2</text:span></text:p>
      <text:p text:style-name="P9">-<text:span text:style-name="T12">De toute façon je suis déjà sourd.</text:span><text:span text:style-name="T6"> Bonheur +</text:span><text:span text:style-name="T10">2</text:span><text:span text:style-name="T8"> / </text:span><text:span text:style-name="T10">Armée – </text:span><text:span text:style-name="T12">1</text:span></text:p>
      <text:p text:style-name="P9"/>
      <text:p text:style-name="P10"><text:span text:style-name="T1">Issue s</text:span><text:span text:style-name="T2">péciale</text:span> : <text:span text:style-name="T11">nul</text:span></text:p>
      <text:p text:style-name="P10"><text:span text:style-name="T1">PNJ</text:span> : <text:span text:style-name="T11">Juge</text:span></text:p>
      <text:p text:style-name="P10"><text:span text:style-name="T1">Texte</text:span> : <text:span text:style-name="T14">Les tribunaux c’est bien, mais ça coûte cher. Surtout ceux à disposition du peuple. Laissons-les se débrouiller entre eux comme au bon vieux temps. Si ils sont bien toujours là c’est que ça devait pas si mal marcher.</text:span></text:p>
      <text:p text:style-name="P10"><text:span text:style-name="T1">Choix/ Effets</text:span> : -S<text:span text:style-name="T14">candaleux ! Et notre mission civilisatrice ?</text:span><text:span text:style-name="T6"> <text:s/>Bonheur +</text:span><text:span text:style-name="T14">2</text:span><text:span text:style-name="T6"> </text:span><text:span text:style-name="T10"><text:s/>/ Ar</text:span><text:span text:style-name="T14">gent</text:span><text:span text:style-name="T10"> -</text:span><text:span text:style-name="T14">1</text:span></text:p>
      <text:p text:style-name="P10">-<text:span text:style-name="T14">Une bonne dos</text:span><text:span text:style-name="T15">e</text:span><text:span text:style-name="T14"> de justice populaire ! Comme c’est délicieusement rustique ! Accordé. </text:span><text:span text:style-name="T6"><text:s/></text:span><text:span text:style-name="T14">Argent </text:span><text:span text:style-name="T6">+</text:span><text:span text:style-name="T14">3</text:span><text:span text:style-name="T8"> / </text:span><text:span text:style-name="T14">Bonheur</text:span><text:span text:style-name="T10"> – </text:span><text:span text:style-name="T14">2</text:span></text:p>
      <text:p text:style-name="P10"/>
      <text:p text:style-name="P11"><text:span text:style-name="T1">Issue s</text:span><text:span text:style-name="T2">péciale</text:span> : <text:span text:style-name="T11">nul</text:span></text:p>
      <text:p text:style-name="P11"><text:span text:style-name="T1">PNJ</text:span> : <text:span text:style-name="T11">Juge</text:span></text:p>
      <text:p text:style-name="P11"><text:span text:style-name="T1">Texte</text:span> : <text:span text:style-name="T14">L</text:span><text:span text:style-name="T16">a fin de l’année approche et il est de coutume lors des vœux du roi de faire montre de ses bonnes grâces envers son bon peuple. Cependant ce n’est pas tout les ans qu’on a une menace existentielle inter-dimensionnelle qui menace toute vie d’extinction ! Passons l’éponge pour ce coup-ci, les gens seront compréhensifs.</text:span></text:p>
      <text:p text:style-name="P11"><text:span text:style-name="T1">Choix/ Effets</text:span> : -<text:span text:style-name="T16">On ne lâche rien ! Je veux qu’on m’aime et qu’on m’admire ! Même au fin fond des plus profondes des abysses !</text:span><text:span text:style-name="T6"> <text:s/>Bonheur +1 </text:span><text:span text:style-name="T10"><text:s/>/ </text:span><text:span text:style-name="T16">Nourriture</text:span><text:span text:style-name="T10"> </text:span><text:span text:style-name="T16">+1 / Argent -3</text:span></text:p>
      <text:p text:style-name="P11">-<text:span text:style-name="T16">Mes bons et fidèles sujets… Avez vous entendu parler du concept de « contexte » ?</text:span><text:span text:style-name="T14"> </text:span><text:span text:style-name="T6"><text:s/></text:span><text:span text:style-name="T14">Argent </text:span><text:span text:style-name="T6">+</text:span><text:span text:style-name="T16">2</text:span><text:span text:style-name="T8"> / </text:span><text:span text:style-name="T16">Nourriture</text:span><text:span text:style-name="T10"> – </text:span><text:span text:style-name="T16">4 / Bonheur -3</text:span></text:p>
      <text:p text:style-name="P11"/>
      <text:p text:style-name="P12"><text:span text:style-name="T1">Issue s</text:span><text:span text:style-name="T2">péciale</text:span> : <text:span text:style-name="T11">nul</text:span></text:p>
      <text:p text:style-name="P12"><text:span text:style-name="T1">PNJ</text:span> : <text:span text:style-name="T17">Bourgmestre</text:span></text:p>
      <text:p text:style-name="P12"><text:span text:style-name="T1">Texte</text:span> : <text:span text:style-name="T17">Le guet de la rivière a subi les affres de la dernière crue hivernale ! L’endroit est impraticable et plus personne ne peux franchir le cours d’eau en sécurité. Il nous fau</text:span><text:span text:style-name="T18">t</text:span><text:span text:style-name="T17"> un nouveau pont ou a défaut assainir la rivière.</text:span></text:p>
      <text:p text:style-name="P12"><text:span text:style-name="T1">Choix/ Effets</text:span> : -<text:span text:style-name="T17">Un pont ? Des semelles trempées n’ont jamais tuées personne.</text:span><text:span text:style-name="T6"> <text:s/>Bonheur -1 </text:span><text:span text:style-name="T16"><text:s/>/ Argent -</text:span><text:span text:style-name="T17">1</text:span></text:p>
      <text:p text:style-name="P12">-<text:span text:style-name="T17">Ce pont sera à mon humble image, un lien entre les peuples !</text:span><text:span text:style-name="T14"> </text:span><text:span text:style-name="T6"><text:s/></text:span><text:span text:style-name="T14">Argent -</text:span><text:span text:style-name="T17">3</text:span><text:span text:style-name="T8"> / </text:span><text:span text:style-name="T16">Nourriture</text:span><text:span text:style-name="T10"> </text:span><text:span text:style-name="T17">+ 2</text:span><text:span text:style-name="T16"> / Bonheur </text:span><text:span text:style-name="T17">+ 2</text:span></text:p>
      <text:p text:style-name="P12"/>
      <text:p text:style-name="P13"><text:span text:style-name="T1">Issue s</text:span><text:span text:style-name="T2">péciale</text:span> : <text:span text:style-name="T11">nul</text:span></text:p>
      <text:p text:style-name="P13"><text:soft-page-break/><text:span text:style-name="T1">PNJ</text:span> : <text:span text:style-name="T17">Bourgmestre</text:span></text:p>
      <text:p text:style-name="P13"><text:span text:style-name="T1">Texte</text:span> : <text:span text:style-name="T19">Une nouvelle guilde des marchands veut s’installer en notre belle cité. Cependant elle manque d’effectifs et nous demande un « prêt » en capacité militaire pour défendre ses caravanes. Elle nous promet un retour sur investissement en échange.</text:span></text:p>
      <text:p text:style-name="P13"><text:span text:style-name="T1">Choix/ Effets</text:span> : -<text:span text:style-name="T19">Ces maudits usuriers n’auront jamais mon aide ! </text:span><text:span text:style-name="T6"><text:s text:c="2"/></text:span><text:span text:style-name="T16"><text:s/>Argent -2 / </text:span><text:span text:style-name="T19">Armee +</text:span><text:span text:style-name="T20">1</text:span></text:p>
      <text:p text:style-name="P13">-<text:span text:style-name="T19">Un prêté pour un rendu, que j’aime le libre-échange ! </text:span><text:span text:style-name="T14"><text:s/></text:span><text:span text:style-name="T6"><text:s/></text:span><text:span text:style-name="T14">Argent + </text:span><text:span text:style-name="T19">4</text:span><text:span text:style-name="T8"> / </text:span><text:span text:style-name="T16"><text:s/></text:span><text:span text:style-name="T19">Armee</text:span><text:span text:style-name="T16"> –</text:span><text:span text:style-name="T17"> </text:span><text:span text:style-name="T19">3</text:span></text:p>
      <text:p text:style-name="P13"/>
      <text:p text:style-name="P14"><text:span text:style-name="T1">Issue s</text:span><text:span text:style-name="T2">péciale</text:span> : <text:span text:style-name="T11">nul</text:span></text:p>
      <text:p text:style-name="P14"><text:span text:style-name="T1">PNJ</text:span> : <text:span text:style-name="T21">Eclaireur</text:span></text:p>
      <text:p text:style-name="P14"><text:span text:style-name="T1">Texte</text:span> : <text:span text:style-name="T21">Ces mous du genoux de la caserne ne se contentent pas seulement d’être des incapables, ils ont aussi la fâcheuse tendance à mourir prématurément. Nous avons un besoin de nouvelles recrues urgent. Augmentons le budget de l’armée !</text:span></text:p>
      <text:p text:style-name="P14"><text:span text:style-name="T1">Choix/ Effets</text:span> : -L<text:span text:style-name="T21">es temps sont durs pour tout le monde. Get good noobz.</text:span><text:span text:style-name="T19"> </text:span><text:span text:style-name="T6"><text:s text:c="2"/></text:span><text:span text:style-name="T16"><text:s/>Argent </text:span><text:span text:style-name="T21">+ 2</text:span><text:span text:style-name="T16"> / </text:span><text:span text:style-name="T19">Armee -</text:span><text:span text:style-name="T21">1</text:span></text:p>
      <text:p text:style-name="P14">- <text:span text:style-name="T21">Tenez ! C’est moi qui régale. Et qu’ils soient choyés surtout !</text:span><text:span text:style-name="T19"> </text:span><text:span text:style-name="T14"><text:s/></text:span><text:span text:style-name="T6"><text:s/></text:span><text:span text:style-name="T14">Argent -</text:span><text:span text:style-name="T21">2 </text:span><text:span text:style-name="T8">/ </text:span><text:span text:style-name="T16"><text:s/></text:span><text:span text:style-name="T19">Armee</text:span><text:span text:style-name="T16"> </text:span><text:span text:style-name="T21">+</text:span><text:span text:style-name="T17"> </text:span><text:span text:style-name="T19">3</text:span></text:p>
      <text:p text:style-name="P14"/>
      <text:p text:style-name="P15"><text:span text:style-name="T1">Issue s</text:span><text:span text:style-name="T2">péciale</text:span> : <text:span text:style-name="T11">nul</text:span></text:p>
      <text:p text:style-name="P15"><text:span text:style-name="T1">PNJ</text:span> : <text:span text:style-name="T21">Eclaireur</text:span></text:p>
      <text:p text:style-name="P15"><text:span text:style-name="T1">Texte</text:span> : <text:span text:style-name="T22">Messire ! Nous avons interceptés des traînards de l’armée de l’envahisseur. Ls soumettre à la question nous permettrait de glaner de précieuses informations !</text:span></text:p>
      <text:p text:style-name="P15"><text:span text:style-name="T1">Choix/ Effets</text:span> : -D<text:span text:style-name="T22">is moi tout ! Dis moi qui tu es ! Revèle moi t</text:span><text:span text:style-name="T23">o</text:span><text:span text:style-name="T22">ut tes secrets !</text:span><text:span text:style-name="T19"> </text:span><text:span text:style-name="T6"><text:s text:c="2"/></text:span><text:span text:style-name="T16"><text:s/></text:span><text:span text:style-name="T19">Armee +</text:span><text:span text:style-name="T22">2 / =&gt; Connaitre le nom de l’envahisseur</text:span></text:p>
      <text:p text:style-name="P15">- <text:span text:style-name="T22">Baste ! Je suis bien au dessus de tout ça. Ma dignité royale en prendrait un coup.</text:span><text:span text:style-name="T6"> </text:span><text:span text:style-name="T22">Bonheur + 5</text:span></text:p>
      <text:p text:style-name="P15"/>
      <text:p text:style-name="P16"><text:span text:style-name="T1">Issue s</text:span><text:span text:style-name="T2">péciale</text:span> : <text:span text:style-name="T11">nul</text:span></text:p>
      <text:p text:style-name="P16"><text:span text:style-name="T1">PNJ</text:span> : <text:span text:style-name="T24">Gueux</text:span></text:p>
      <text:p text:style-name="P17"><text:span text:style-name="T25">Texte</text:span><text:span text:style-name="T26"> : </text:span><text:span text:style-name="T27">Une étrange moisissure a frappé les champs de blé. Les paysans hurlent au maléfice, les érudits parlent d’un simple champignon. Que faire ? </text:span></text:p>
      <text:p text:style-name="P16"><text:span text:style-name="T1">Choix/ Effets</text:span> : -<text:span text:style-name="T28">B</text:span><text:span text:style-name="T29">rûlez tout !</text:span><text:span text:style-name="T19"> </text:span><text:span text:style-name="T6"><text:s/>P</text:span><text:span text:style-name="T29">as de sorcellerie chez moi, ça file des maladies !</text:span><text:span text:style-name="T6"> </text:span><text:span text:style-name="T16"><text:s/>N</text:span><text:span text:style-name="T29">ourriture -</text:span><text:span text:style-name="T22">2 / </text:span><text:span text:style-name="T29">Bonheur -1 / Armee + 2</text:span></text:p>
      <text:p text:style-name="P16">- <text:span text:style-name="T29">Attendez ! J’ai une idée… Et si on… « traitait » les champs ? Quoique ça veuille dire ? </text:span><text:span text:style-name="T22">Bonheur + </text:span><text:span text:style-name="T29">1 / Nourriture + 1 / Argent -2</text:span></text:p>
      <text:p text:style-name="P16"/>
      <text:p text:style-name="P18"><text:span text:style-name="T1">Issue s</text:span><text:span text:style-name="T2">péciale</text:span> : <text:span text:style-name="T11">nul</text:span></text:p>
      <text:p text:style-name="P18"><text:span text:style-name="T1">PNJ</text:span> : <text:span text:style-name="T30">Eclaireur</text:span></text:p>
      <text:p text:style-name="P19"><text:span text:style-name="T25">Texte</text:span><text:span text:style-name="T26"> : </text:span><text:span text:style-name="T27">Les chevaliers réclament un grand tournoi pour montrer leur bravoure. Mais organiser cela coûte cher... </text:span></text:p>
      <text:p text:style-name="P18"><text:span text:style-name="T1">Choix/ Effets</text:span> : -<text:span text:style-name="T30">Faites sonnez les trompettes ! J’adore les fêtes ! Du pain et des jeux !</text:span><text:span text:style-name="T16">N</text:span><text:span text:style-name="T29">ourriture -</text:span><text:span text:style-name="T30">1</text:span><text:span text:style-name="T22"> / </text:span><text:span text:style-name="T29">Bonheur +</text:span><text:span text:style-name="T30">2</text:span><text:span text:style-name="T29"> / Armee + </text:span><text:span text:style-name="T30">1 / Argent -2</text:span></text:p>
      <text:p text:style-name="P18">- <text:span text:style-name="T30">J’ai mieux à faire de MON argent.</text:span><text:span text:style-name="T29"> </text:span><text:span text:style-name="T22">Bonheur -</text:span><text:span text:style-name="T30">2</text:span><text:span text:style-name="T29"> / <text:s/>Argent </text:span><text:span text:style-name="T30">+</text:span><text:span text:style-name="T29">2/ <text:s/></text:span><text:span text:style-name="T30">Armée -1</text:span></text:p>
      <text:p text:style-name="P18"/>
      <text:p text:style-name="P20"><text:soft-page-break/><text:span text:style-name="T1">Issue s</text:span><text:span text:style-name="T2">péciale</text:span> : <text:span text:style-name="T11">nul</text:span></text:p>
      <text:p text:style-name="P20"><text:span text:style-name="T1">PNJ</text:span> : <text:span text:style-name="T30">Eclaireur</text:span></text:p>
      <text:p text:style-name="P21"><text:span text:style-name="T25">Texte</text:span><text:span text:style-name="T26"> : </text:span><text:span text:style-name="T27">Des guerriers </text:span><text:span text:style-name="T31">du Sud</text:span><text:span text:style-name="T27"> offrent leurs services </text:span><text:span text:style-name="T31">en tant que mercenaires</text:span><text:span text:style-name="T27">. </text:span><text:span text:style-name="T31">Ce sont des guerriers et des stratèges redoutables, mais leur loyauté n’est pas donnée.</text:span><text:span text:style-name="T27"> </text:span></text:p>
      <text:p text:style-name="P20"><text:span text:style-name="T1">Choix/ Effets</text:span> : -<text:span text:style-name="T32">On ne peux se passer d’hommes compétents, ça nous changeras ! Armee +4 / Argent -3</text:span></text:p>
      <text:p text:style-name="P20">- <text:span text:style-name="T32">Des étrangers ? Dans MON armée ? Et ce sera quoi ensuite !? <text:s/></text:span><text:span text:style-name="T33">Et pourquoi pas un étranger sur le trône tant qu’on y -est ? </text:span><text:span text:style-name="T29"><text:s/></text:span><text:span text:style-name="T32">Armee -2 / Argent +1 / Bonheur + 1</text:span></text:p>
      <text:p text:style-name="P20"/>
      <text:p text:style-name="P22"><text:span text:style-name="T1">Issue s</text:span><text:span text:style-name="T2">péciale</text:span> : <text:span text:style-name="T34">Bonheur +1 / chaque tour</text:span></text:p>
      <text:p text:style-name="P22"><text:span text:style-name="T1">PNJ</text:span> : <text:span text:style-name="T34">Bourgmestre</text:span></text:p>
      <text:p text:style-name="P23"><text:span text:style-name="T25">Texte</text:span><text:span text:style-name="T26"> : </text:span><text:span text:style-name="T35">Mais ou va le monde je vous le demande !? Ces enfants gâtés du peuple se sont rassemblés pour soumettre un réforme des plus fantasques. Ils réclament qu’une fête anuelle devienne… quotidienne ! </text:span></text:p>
      <text:p text:style-name="P22"><text:span text:style-name="T1">Choix/ Effets</text:span> : -<text:span text:style-name="T36">Et… pourquoi pas ? Qu’on s’amuse !</text:span><text:span text:style-name="T32"> B</text:span><text:span text:style-name="T36">onheur</text:span><text:span text:style-name="T32"> +</text:span><text:span text:style-name="T36">3 / argent -</text:span><text:span text:style-name="T37">3 </text:span><text:span text:style-name="T36">/ bonheur +1 / tour</text:span></text:p>
      <text:p text:style-name="P24"><text:span text:style-name="T26">- </text:span><text:span text:style-name="T27">Ces g</text:span><text:span text:style-name="T38">ueux</text:span><text:span text:style-name="T27"> ont besoin d’un peu plus de discipline. </text:span><text:span text:style-name="T39"><text:s/></text:span><text:span text:style-name="T40"><text:s/></text:span><text:span text:style-name="T41">Armee </text:span><text:span text:style-name="T42">+</text:span><text:span text:style-name="T41">2 / Argent +1 / Bonheur –</text:span><text:span text:style-name="T42"> </text:span><text:span text:style-name="T43">2</text:span></text:p>
      <text:p text:style-name="P25"/>
      <text:p text:style-name="P26"><text:span text:style-name="T1">Issue s</text:span><text:span text:style-name="T2">péciale</text:span> : <text:span text:style-name="T44">Armee</text:span><text:span text:style-name="T34"> +1 / chaque tour</text:span></text:p>
      <text:p text:style-name="P26"><text:span text:style-name="T1">PNJ</text:span> : <text:span text:style-name="T44">Eclaireur</text:span></text:p>
      <text:p text:style-name="P27"><text:span text:style-name="T25">Texte</text:span><text:span text:style-name="T26"> : </text:span><text:span text:style-name="T45">Il nous appartiens de savoir tirer le meilleur même des situations les plus d</text:span><text:span text:style-name="T46">é</text:span><text:span text:style-name="T45">s</text:span><text:span text:style-name="T46">es</text:span><text:span text:style-name="T45">pérées. Ces vagues d’invasion sont le prétexte parfait pour mettre cette jeunesse de gueux au pas et éradiquer à tout jamais ce fléau qu’est l’oisiveté chez les jeunes !</text:span></text:p>
      <text:p text:style-name="P26"><text:span text:style-name="T1">Choix/ Effets</text:span> : -P<text:span text:style-name="T47">ourquoi suis-je si méchant ? Parce que.</text:span><text:span text:style-name="T32"> </text:span><text:span text:style-name="T47">Armee</text:span><text:span text:style-name="T32"> +</text:span><text:span text:style-name="T36">3 / </text:span><text:span text:style-name="T47">Bonheur</text:span><text:span text:style-name="T36"> -</text:span><text:span text:style-name="T47">4</text:span><text:span text:style-name="T36">/ </text:span><text:span text:style-name="T47">Argent -1</text:span><text:span text:style-name="T36"> / </text:span><text:span text:style-name="T47">armee</text:span><text:span text:style-name="T36"> +1 / tour</text:span></text:p>
      <text:p text:style-name="P28"><text:span text:style-name="T48">- </text:span><text:span text:style-name="T47">Et engrosser la lsite des infortunés anonymes qui cracheront à jamais sur mon nom et mon héritage ? Non.</text:span><text:span text:style-name="T33"> </text:span><text:span text:style-name="T29"><text:s/></text:span><text:span text:style-name="T32">Armee - </text:span><text:span text:style-name="T47">1</text:span><text:span text:style-name="T32"> / Argent +1 / Bonheur </text:span><text:span text:style-name="T47">+</text:span><text:span text:style-name="T36"> </text:span>2</text:p>
      <text:p text:style-name="P28"/>
      <text:p text:style-name="P29"><text:span text:style-name="T1">Issue s</text:span><text:span text:style-name="T2">péciale</text:span> : <text:span text:style-name="T44">Ar</text:span><text:span text:style-name="T49">gent</text:span><text:span text:style-name="T34"> +1 / chaque tour</text:span></text:p>
      <text:p text:style-name="P29"><text:span text:style-name="T1">PNJ</text:span> : <text:span text:style-name="T50">Noble</text:span></text:p>
      <text:p text:style-name="P30"><text:span text:style-name="T25">Texte</text:span><text:span text:style-name="T26"> : </text:span><text:span text:style-name="T51">Le royaume voisin sombre chaque jour un peu plus dans l’anarchie. Saisissons cette chance ! Achetons les riches mines de ces gueux et embauchons les locaux. Bientôt la mine gerbera de l’or (et des éclopés mais bon...)</text:span></text:p>
      <text:p text:style-name="P29"><text:span text:style-name="T1">Choix/ Effets</text:span> : -<text:span text:style-name="T49">Tu dis combien coco il paye !</text:span><text:span text:style-name="T32"> </text:span><text:span text:style-name="T47">Arg</text:span><text:span text:style-name="T49">ent</text:span><text:span text:style-name="T32"> -</text:span><text:span text:style-name="T36">3 / <text:s/></text:span><text:span text:style-name="T52">Bonheur -1</text:span><text:span text:style-name="T36"> </text:span><text:span text:style-name="T47">ar</text:span><text:span text:style-name="T49">gent</text:span><text:span text:style-name="T36">+1 / tour</text:span></text:p>
      <text:p text:style-name="P31"><text:span text:style-name="T48">- </text:span><text:span text:style-name="T53">De l’interventionnisme ? On a déjà assez de problèmes chez nous.</text:span><text:span text:style-name="T47"> Non.</text:span><text:span text:style-name="T33"> </text:span><text:span text:style-name="T29"><text:s/></text:span><text:span text:style-name="T32"><text:s text:c="2"/>Argent + </text:span><text:span text:style-name="T52">2 / Bonheur + 2</text:span></text:p>
      <text:p text:style-name="P31"/>
      <text:p text:style-name="P32"><text:span text:style-name="T1">Issue s</text:span><text:span text:style-name="T2">péciale</text:span> : <text:span text:style-name="T54">null</text:span></text:p>
      <text:p text:style-name="P32"><text:span text:style-name="T1">PNJ</text:span> : <text:span text:style-name="T55">Gueux</text:span></text:p>
      <text:p text:style-name="P33"><text:span text:style-name="T25">Texte</text:span><text:span text:style-name="T26"> :</text:span><text:span text:style-name="T27">Une secte prêche que les oignons sont la clé du salut éternel. Étrangement, ça marche. </text:span></text:p>
      <text:p text:style-name="P32"><text:span text:style-name="T1">Choix/ Effets</text:span> : -<text:span text:style-name="T56">Bon ben puisque ça marche ! </text:span><text:span text:style-name="T57">nourriture</text:span><text:span text:style-name="T32"> -</text:span><text:span text:style-name="T57">4</text:span><text:span text:style-name="T36"> / <text:s/></text:span><text:span text:style-name="T52">Bonheur </text:span><text:span text:style-name="T36">+1 / tour</text:span></text:p>
      <text:p text:style-name="P34"><text:span text:style-name="T48">- </text:span><text:span text:style-name="T56">Moi je n’aime l’oignon ni frit à l’huile, ni quand il est bon. Brûlez moi tout ça. Et puis l’odeur...</text:span><text:span text:style-name="T32"> <text:s/></text:span><text:span text:style-name="T56">Armee</text:span><text:span text:style-name="T32"> + </text:span><text:span text:style-name="T58">2</text:span><text:span text:style-name="T52"> / Bonheur – </text:span><text:span text:style-name="T56">2 / <text:s/>nourriture -1</text:span></text:p>
      <text:p text:style-name="P28"><text:soft-page-break/></text:p>
      <text:p text:style-name="P28"/>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09:34:59.860779500</meta:creation-date>
    <dc:date>2025-10-17T10:43:19.973087500</dc:date>
    <meta:editing-duration>PT12H42M56S</meta:editing-duration>
    <meta:editing-cycles>61</meta:editing-cycles>
    <meta:generator>LibreOffice/25.2.5.2$Windows_X86_64 LibreOffice_project/03d19516eb2e1dd5d4ccd751a0d6f35f35e08022</meta:generator>
    <meta:document-statistic meta:table-count="0" meta:image-count="0" meta:object-count="0" meta:page-count="5" meta:paragraph-count="99" meta:word-count="1635" meta:character-count="8706" meta:non-whitespace-character-count="7101"/>
  </office:meta>
</office:document-meta>
</file>